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BD000000FC0BE28D74F3CEF4403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7.503cm, 2.263cm, 22.382cm, 11.65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0.909cm" svg:height="11.2cm" svg:x="0.5cm" svg:y="0.4cm">
          <draw:image xlink:href="Pictures/1000000000000BD000000FC0BE28D74F3CEF4403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0-08T15:38:00.427337893</dc:date>
    <meta:editing-duration>PT3M2S</meta:editing-duration>
    <meta:editing-cycles>3</meta:editing-cycles>
    <meta:generator>LibreOffice/7.1.4.2$MacOSX_X86_64 LibreOffice_project/a529a4fab45b75fefc5b6226684193eb000654f6</meta:generator>
    <meta:document-statistic meta:object-count="1"/>
  </office:meta>
</office:document-meta>
</file>